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6" style:family="table">
      <style:table-properties style:width="19.011cm" fo:margin-left="0cm" fo:break-before="page" table:align="left"/>
    </style:style>
    <style:style style:name="Table6.A" style:family="table-column">
      <style:table-column-properties style:column-width="1.014cm"/>
    </style:style>
    <style:style style:name="Table6.B" style:family="table-column">
      <style:table-column-properties style:column-width="0.893cm"/>
    </style:style>
    <style:style style:name="Table6.C" style:family="table-column">
      <style:table-column-properties style:column-width="0.326cm"/>
    </style:style>
    <style:style style:name="Table6.D" style:family="table-column">
      <style:table-column-properties style:column-width="2.866cm"/>
    </style:style>
    <style:style style:name="Table6.E" style:family="table-column">
      <style:table-column-properties style:column-width="1.141cm"/>
    </style:style>
    <style:style style:name="Table6.F" style:family="table-column">
      <style:table-column-properties style:column-width="0.18cm"/>
    </style:style>
    <style:style style:name="Table6.G" style:family="table-column">
      <style:table-column-properties style:column-width="12.591cm"/>
    </style:style>
    <style:style style:name="Table6.A1" style:family="table-cell">
      <style:table-cell-properties style:vertical-align="middle" fo:background-color="#dddddd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C1" style:family="table-cell">
      <style:table-cell-properties fo:padding="0.097cm" fo:border-left="0.05pt solid #000000" fo:border-right="none" fo:border-top="0.05pt solid #000000" fo:border-bottom="2pt solid #000000"/>
    </style:style>
    <style:style style:name="Table6.D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fo:padding="0.097cm" fo:border="0.05pt solid #000000"/>
    </style:style>
    <style:style style:name="Table6.C2" style:family="table-cell">
      <style:table-cell-properties fo:padding="0.097cm" fo:border-left="0.05pt solid #000000" fo:border-right="none" fo:border-top="0.05pt solid #000000" fo:border-bottom="2pt solid #000000"/>
    </style:style>
    <style:style style:name="Table6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0.05pt solid #000000" fo:border-bottom="2pt solid #000000"/>
    </style:style>
    <style:style style:name="Table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4" style:family="table-cell">
      <style:table-cell-properties fo:padding="0.097cm" fo:border-left="0.05pt solid #000000" fo:border-right="none" fo:border-top="0.05pt solid #000000" fo:border-bottom="2pt solid #000000"/>
    </style:style>
    <style:style style:name="Table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fo:padding="0.097cm" fo:border-left="0.05pt solid #000000" fo:border-right="none" fo:border-top="0.05pt solid #000000" fo:border-bottom="2pt solid #000000"/>
    </style:style>
    <style:style style:name="Table6.D5" style:family="table-cell">
      <style:table-cell-properties style:vertical-align="middle"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0.05pt solid #000000" fo:border-bottom="2pt solid #000000"/>
    </style:style>
    <style:style style:name="Table6.E6" style:family="table-cell">
      <style:table-cell-properties fo:background-color="#dddddd" fo:padding="0.097cm" fo:border-left="0.05pt solid #000000" fo:border-right="none" fo:border-top="none" fo:border-bottom="2pt solid #000000">
        <style:background-image/>
      </style:table-cell-properties>
    </style:style>
    <style:style style:name="Table6.F6" style:family="table-cell">
      <style:table-cell-properties fo:padding="0.097cm" fo:border-left="0.05pt solid #000000" fo:border-right="0.05pt solid #000000" fo:border-top="none" fo:border-bottom="2pt solid #000000"/>
    </style:style>
    <style:style style:name="Table6.C7" style:family="table-cell">
      <style:table-cell-properties fo:padding="0.097cm" fo:border-left="0.05pt solid #000000" fo:border-right="none" fo:border-top="none" fo:border-bottom="2pt solid #000000"/>
    </style:style>
    <style:style style:name="Table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8" style:family="table-cell">
      <style:table-cell-properties fo:padding="0.097cm" fo:border-left="0.05pt solid #000000" fo:border-right="none" fo:border-top="none" fo:border-bottom="2pt solid #000000"/>
    </style:style>
    <style:style style:name="Table6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9" style:family="table-cell">
      <style:table-cell-properties fo:padding="0.097cm" fo:border-left="0.05pt solid #000000" fo:border-right="none" fo:border-top="none" fo:border-bottom="2pt solid #000000"/>
    </style:style>
    <style:style style:name="Table6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0" style:family="table-cell">
      <style:table-cell-properties fo:padding="0.097cm" fo:border-left="0.05pt solid #000000" fo:border-right="none" fo:border-top="none" fo:border-bottom="2pt solid #000000"/>
    </style:style>
    <style:style style:name="Table6.E10" style:family="table-cell">
      <style:table-cell-properties fo:padding="0.097cm" fo:border-left="0.05pt solid #000000" fo:border-right="0.05pt solid #000000" fo:border-top="none" fo:border-bottom="2pt solid #000000"/>
    </style:style>
    <style:style style:name="Table6.C11" style:family="table-cell">
      <style:table-cell-properties fo:padding="0.097cm" fo:border-left="0.05pt solid #000000" fo:border-right="none" fo:border-top="none" fo:border-bottom="2pt solid #000000"/>
    </style:style>
    <style:style style:name="Table6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2" style:family="table-cell">
      <style:table-cell-properties fo:padding="0.097cm" fo:border-left="0.05pt solid #000000" fo:border-right="none" fo:border-top="none" fo:border-bottom="2pt solid #000000"/>
    </style:style>
    <style:style style:name="Table6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3" style:family="table-cell">
      <style:table-cell-properties fo:padding="0.097cm" fo:border-left="0.05pt solid #000000" fo:border-right="none" fo:border-top="none" fo:border-bottom="2pt solid #000000"/>
    </style:style>
    <style:style style:name="Table6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4" style:family="table-cell">
      <style:table-cell-properties fo:padding="0.097cm" fo:border-left="0.05pt solid #000000" fo:border-right="none" fo:border-top="none" fo:border-bottom="2pt solid #000000"/>
    </style:style>
    <style:style style:name="Table6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5" style:family="table-cell">
      <style:table-cell-properties fo:padding="0.097cm" fo:border-left="0.05pt solid #000000" fo:border-right="none" fo:border-top="none" fo:border-bottom="2pt solid #000000"/>
    </style:style>
    <style:style style:name="Table6.E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6" style:family="table-cell">
      <style:table-cell-properties fo:padding="0.097cm" fo:border-left="0.05pt solid #000000" fo:border-right="none" fo:border-top="none" fo:border-bottom="2pt solid #000000"/>
    </style:style>
    <style:style style:name="Table6.E16" style:family="table-cell">
      <style:table-cell-properties fo:padding="0.097cm" fo:border-left="0.05pt solid #000000" fo:border-right="0.05pt solid #000000" fo:border-top="none" fo:border-bottom="2pt solid #000000"/>
    </style:style>
    <style:style style:name="Table6.C17" style:family="table-cell">
      <style:table-cell-properties fo:padding="0.097cm" fo:border-left="0.05pt solid #000000" fo:border-right="none" fo:border-top="none" fo:border-bottom="0.05pt solid #000000"/>
    </style:style>
    <style:style style:name="Table6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8" style:family="table-cell">
      <style:table-cell-properties fo:padding="0.097cm" fo:border-left="0.05pt solid #000000" fo:border-right="none" fo:border-top="none" fo:border-bottom="0.05pt solid #000000"/>
    </style:style>
    <style:style style:name="Table6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19" style:family="table-cell">
      <style:table-cell-properties fo:padding="0.097cm" fo:border-left="0.05pt solid #000000" fo:border-right="none" fo:border-top="none" fo:border-bottom="0.05pt solid #000000"/>
    </style:style>
    <style:style style:name="Table6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0" style:family="table-cell">
      <style:table-cell-properties fo:padding="0.097cm" fo:border-left="0.05pt solid #000000" fo:border-right="none" fo:border-top="none" fo:border-bottom="0.05pt solid #000000"/>
    </style:style>
    <style:style style:name="Table6.E2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1" style:family="table-cell">
      <style:table-cell-properties fo:padding="0.097cm" fo:border-left="0.05pt solid #000000" fo:border-right="none" fo:border-top="none" fo:border-bottom="0.05pt solid #000000"/>
    </style:style>
    <style:style style:name="Table6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2" style:family="table-cell">
      <style:table-cell-properties fo:padding="0.097cm" fo:border-left="0.05pt solid #000000" fo:border-right="none" fo:border-top="none" fo:border-bottom="0.05pt solid #000000"/>
    </style:style>
    <style:style style:name="Table6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C23" style:family="table-cell">
      <style:table-cell-properties fo:padding="0.097cm" fo:border-left="0.05pt solid #000000" fo:border-right="none" fo:border-top="none" fo:border-bottom="0.05pt solid #000000"/>
    </style:style>
    <style:style style:name="Table6.E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fd11" officeooo:paragraph-rsid="00465cd4"/>
    </style:style>
    <style:style style:name="P2" style:family="paragraph" style:parent-style-name="Table_20_Contents">
      <style:text-properties officeooo:rsid="0015a5fe" officeooo:paragraph-rsid="0048ef69"/>
    </style:style>
    <style:style style:name="P3" style:family="paragraph" style:parent-style-name="Table_20_Contents">
      <style:text-properties officeooo:rsid="00184310" officeooo:paragraph-rsid="0048572e"/>
    </style:style>
    <style:style style:name="P4" style:family="paragraph" style:parent-style-name="Table_20_Contents">
      <style:text-properties officeooo:rsid="0018cbaa" officeooo:paragraph-rsid="004ffd14"/>
    </style:style>
    <style:style style:name="P5" style:family="paragraph" style:parent-style-name="Table_20_Contents">
      <style:text-properties officeooo:rsid="001a1e63" officeooo:paragraph-rsid="004ac403"/>
    </style:style>
    <style:style style:name="P6" style:family="paragraph" style:parent-style-name="Table_20_Contents">
      <style:text-properties officeooo:rsid="001bd081" officeooo:paragraph-rsid="003a22a0"/>
    </style:style>
    <style:style style:name="P7" style:family="paragraph" style:parent-style-name="Table_20_Contents">
      <style:text-properties officeooo:rsid="001bd081" officeooo:paragraph-rsid="003dc2ad"/>
    </style:style>
    <style:style style:name="P8" style:family="paragraph" style:parent-style-name="Table_20_Contents">
      <style:text-properties officeooo:rsid="001bd081" officeooo:paragraph-rsid="003df916"/>
    </style:style>
    <style:style style:name="P9" style:family="paragraph" style:parent-style-name="Table_20_Contents">
      <style:text-properties officeooo:rsid="001bd081" officeooo:paragraph-rsid="003f8360"/>
    </style:style>
    <style:style style:name="P10" style:family="paragraph" style:parent-style-name="Table_20_Contents">
      <style:text-properties officeooo:rsid="001bd081" officeooo:paragraph-rsid="00412c96"/>
    </style:style>
    <style:style style:name="P11" style:family="paragraph" style:parent-style-name="Table_20_Contents">
      <style:text-properties officeooo:rsid="001bd081" officeooo:paragraph-rsid="0044c149"/>
    </style:style>
    <style:style style:name="P12" style:family="paragraph" style:parent-style-name="Table_20_Contents">
      <style:text-properties officeooo:rsid="001bd081" officeooo:paragraph-rsid="0045c583"/>
    </style:style>
    <style:style style:name="P13" style:family="paragraph" style:parent-style-name="Table_20_Contents">
      <style:text-properties officeooo:rsid="001bd081" officeooo:paragraph-rsid="00464211"/>
    </style:style>
    <style:style style:name="P14" style:family="paragraph" style:parent-style-name="Table_20_Contents">
      <style:text-properties officeooo:rsid="001bd081" officeooo:paragraph-rsid="004ea3cc"/>
    </style:style>
    <style:style style:name="P15" style:family="paragraph" style:parent-style-name="Table_20_Contents">
      <style:text-properties officeooo:rsid="001bd081" officeooo:paragraph-rsid="004f59f3"/>
    </style:style>
    <style:style style:name="P16" style:family="paragraph" style:parent-style-name="Table_20_Contents">
      <style:text-properties officeooo:rsid="001d335c" officeooo:paragraph-rsid="004a56d9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0e4bd" officeooo:paragraph-rsid="0030e4b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30b07" officeooo:paragraph-rsid="00330b07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53c8d" officeooo:paragraph-rsid="00353c8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321b53" officeooo:paragraph-rsid="00321b53" style:font-weight-asian="bold" style:font-weight-complex="bold"/>
    </style:style>
    <style:style style:name="P22" style:family="paragraph" style:parent-style-name="Table_20_Contents">
      <style:text-properties officeooo:rsid="0022fbc4" officeooo:paragraph-rsid="004cb74c"/>
    </style:style>
    <style:style style:name="P23" style:family="paragraph" style:parent-style-name="Table_20_Contents">
      <style:text-properties officeooo:rsid="002b39a6" officeooo:paragraph-rsid="0072d038"/>
    </style:style>
    <style:style style:name="P24" style:family="paragraph" style:parent-style-name="Table_20_Contents">
      <style:paragraph-properties fo:text-align="center" style:justify-single-word="false"/>
      <style:text-properties officeooo:rsid="002b39a6" officeooo:paragraph-rsid="002b39a6"/>
    </style:style>
    <style:style style:name="P25" style:family="paragraph" style:parent-style-name="Table_20_Contents">
      <style:text-properties officeooo:rsid="0050c7a6" officeooo:paragraph-rsid="0050c7a6"/>
    </style:style>
    <style:style style:name="P26" style:family="paragraph" style:parent-style-name="Table_20_Contents">
      <style:text-properties officeooo:rsid="006aef2f"/>
    </style:style>
    <style:style style:name="P27" style:family="paragraph" style:parent-style-name="Table_20_Contents">
      <style:text-properties officeooo:rsid="006aef2f" officeooo:paragraph-rsid="006aef2f"/>
    </style:style>
    <style:style style:name="P28" style:family="paragraph" style:parent-style-name="Table_20_Contents">
      <style:text-properties officeooo:rsid="00720362" officeooo:paragraph-rsid="00720362"/>
    </style:style>
    <style:style style:name="P29" style:family="paragraph" style:parent-style-name="Table_20_Contents">
      <style:paragraph-properties fo:text-align="center" style:justify-single-word="false"/>
      <style:text-properties officeooo:rsid="00720362" officeooo:paragraph-rsid="00720362"/>
    </style:style>
    <style:style style:name="P30" style:family="paragraph" style:parent-style-name="Table_20_Contents">
      <style:text-properties officeooo:rsid="00720362" officeooo:paragraph-rsid="008608d5"/>
    </style:style>
    <style:style style:name="P31" style:family="paragraph" style:parent-style-name="Table_20_Contents">
      <style:paragraph-properties fo:text-align="center" style:justify-single-word="false"/>
      <style:text-properties officeooo:rsid="0072d038" officeooo:paragraph-rsid="0072d038"/>
    </style:style>
    <style:style style:name="P32" style:family="paragraph" style:parent-style-name="Table_20_Contents">
      <style:paragraph-properties fo:text-align="center" style:justify-single-word="false"/>
      <style:text-properties officeooo:rsid="002f3201" officeooo:paragraph-rsid="002f3201"/>
    </style:style>
    <style:style style:name="P33" style:family="paragraph" style:parent-style-name="Table_20_Contents">
      <style:paragraph-properties fo:text-align="center" style:justify-single-word="false"/>
      <style:text-properties officeooo:rsid="0031aaa1" officeooo:paragraph-rsid="0031aaa1"/>
    </style:style>
    <style:style style:name="P34" style:family="paragraph" style:parent-style-name="Table_20_Contents">
      <style:paragraph-properties fo:text-align="center" style:justify-single-word="false"/>
      <style:text-properties officeooo:rsid="00321b53" officeooo:paragraph-rsid="00321b53"/>
    </style:style>
    <style:style style:name="P35" style:family="paragraph" style:parent-style-name="Table_20_Contents">
      <style:paragraph-properties fo:text-align="center" style:justify-single-word="false"/>
      <style:text-properties officeooo:rsid="00339bd1" officeooo:paragraph-rsid="00339bd1"/>
    </style:style>
    <style:style style:name="P36" style:family="paragraph" style:parent-style-name="Table_20_Contents">
      <style:paragraph-properties fo:text-align="center" style:justify-single-word="false"/>
      <style:text-properties officeooo:rsid="0029ea70" officeooo:paragraph-rsid="0029ea70"/>
    </style:style>
    <style:style style:name="P37" style:family="paragraph" style:parent-style-name="Table_20_Contents">
      <style:paragraph-properties fo:text-align="center" style:justify-single-word="false"/>
      <style:text-properties officeooo:rsid="008608d5" officeooo:paragraph-rsid="008608d5"/>
    </style:style>
    <style:style style:name="P3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9" style:family="paragraph" style:parent-style-name="Standard">
      <style:text-properties officeooo:rsid="0093fd5b" officeooo:paragraph-rsid="0093fd5b"/>
    </style:style>
    <style:style style:name="T1" style:family="text">
      <style:text-properties officeooo:rsid="006c36a3"/>
    </style:style>
    <style:style style:name="T2" style:family="text">
      <style:text-properties officeooo:rsid="006cc15e"/>
    </style:style>
    <style:style style:name="T3" style:family="text">
      <style:text-properties officeooo:rsid="006d0799"/>
    </style:style>
    <style:style style:name="T4" style:family="text">
      <style:text-properties officeooo:rsid="006ddabd"/>
    </style:style>
    <style:style style:name="T5" style:family="text">
      <style:text-properties officeooo:rsid="006ea943"/>
    </style:style>
    <style:style style:name="T6" style:family="text">
      <style:text-properties officeooo:rsid="006f148e"/>
    </style:style>
    <style:style style:name="T7" style:family="text">
      <style:text-properties officeooo:rsid="007079af"/>
    </style:style>
    <style:style style:name="T8" style:family="text">
      <style:text-properties officeooo:rsid="008608d5"/>
    </style:style>
    <style:style style:name="T9" style:family="text">
      <style:text-properties officeooo:rsid="008843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table:number-rows-spanned="6" office:value-type="string" table:protected="true">
            <text:p text:style-name="P17">E</text:p>
            <text:p text:style-name="P17">X</text:p>
            <text:p text:style-name="P17">P</text:p>
            <text:p text:style-name="P17">O</text:p>
            <text:p text:style-name="P17">S</text:p>
            <text:p text:style-name="P17">I</text:p>
            <text:p text:style-name="P17">T</text:p>
            <text:p text:style-name="P17">I</text:p>
            <text:p text:style-name="P17">O</text:p>
            <text:p text:style-name="P17">N</text:p>
          </table:table-cell>
          <table:table-cell table:style-name="Table6.A1" table:number-rows-spanned="6" office:value-type="string" table:protected="true">
            <text:p text:style-name="P38"/>
          </table:table-cell>
          <table:table-cell table:style-name="Table6.C6" table:number-rows-spanned="6" office:value-type="string" table:protected="true">
            <text:p text:style-name="Table_20_Contents"/>
          </table:table-cell>
          <table:table-cell table:style-name="Table6.D1" office:value-type="string" table:protected="true">
            <text:p text:style-name="P24">Préambule</text:p>
          </table:table-cell>
          <table:table-cell table:style-name="Table6.E1" table:number-columns-spanned="3" office:value-type="string">
            <text:p text:style-name="P6">Le début de l’histoire, tout ce qui est présenté — personnages, contexte, enjeux… — avant que l’incident <text:span text:style-name="T2">perturbateur</text:span> ne survienne.</text:p>
            <text:p text:style-name="P6">Cette partie peut ne pas exister si le film commence tout de suite par un incident perturbateur comme cela <text:span text:style-name="T3">peut </text:span>arrive<text:span text:style-name="T3">r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4">Incident</text:p>
            <text:p text:style-name="P24">perturbateur</text:p>
          </table:table-cell>
          <table:table-cell table:style-name="Table6.E2" table:number-columns-spanned="3" office:value-type="string">
            <text:p text:style-name="P7">Description de l’incident perturbateur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4">Incident </text:p>
            <text:p text:style-name="P24">déclencheur</text:p>
          </table:table-cell>
          <table:table-cell table:style-name="Table6.E3" table:number-columns-spanned="3" office:value-type="string">
            <text:p text:style-name="P8">Description de l’incident déclencheur. Si la QDF se détermine dans cette partie, on <text:span text:style-name="T3">peut le préciser </text:span>ici <text:span text:style-name="T3">et la décrire quand même ci-dessous, à la toute fin de l’exposition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4">Zone de refus</text:p>
          </table:table-cell>
          <table:table-cell table:style-name="Table6.E4" table:number-columns-spanned="3" office:value-type="string">
            <text:p text:style-name="P9">Description de la zone où l’objectif qui se dessine est refusé, soit par le protagoniste, soit par les personnages autour du protagonist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table:number-rows-spanned="2" office:value-type="string" table:protected="true">
            <text:p text:style-name="P24">Pivot 1</text:p>
          </table:table-cell>
          <table:table-cell table:style-name="Table6.E5" table:number-columns-spanned="3" office:value-type="string">
            <text:p text:style-name="P10">Description de ce qui fait basculer le film dans le développement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6" office:value-type="string" table:protected="true">
            <text:p text:style-name="P31">QDF</text:p>
          </table:table-cell>
          <table:table-cell table:style-name="Table6.F6" table:number-columns-spanned="2" office:value-type="string">
            <text:p text:style-name="P23">La QDF définie <text:span text:style-name="T4">dans </text:span>l’exposition, <text:span text:style-name="T4">pour la clarté.</text:span></text:p>
          </table:table-cell>
          <table:covered-table-cell/>
        </table:table-row>
        <table:table-row>
          <table:table-cell table:style-name="Table6.D5" table:number-rows-spanned="10" office:value-type="string" table:protected="true">
            <text:p text:style-name="P19">D</text:p>
            <text:p text:style-name="P19">É</text:p>
            <text:p text:style-name="P19">V</text:p>
            <text:p text:style-name="P19">E</text:p>
            <text:p text:style-name="P19">L</text:p>
            <text:p text:style-name="P19">O</text:p>
            <text:p text:style-name="P19">P</text:p>
            <text:p text:style-name="P19">P</text:p>
            <text:p text:style-name="P19">E</text:p>
            <text:p text:style-name="P19">M</text:p>
            <text:p text:style-name="P19">E</text:p>
            <text:p text:style-name="P19">N</text:p>
            <text:p text:style-name="P19">T</text:p>
          </table:table-cell>
          <table:table-cell table:style-name="Table6.D5" table:number-rows-spanned="4" office:value-type="string" table:protected="true">
            <text:p text:style-name="P17">P</text:p>
            <text:p text:style-name="P17">A</text:p>
            <text:p text:style-name="P17">R</text:p>
            <text:p text:style-name="P17">T</text:p>
            <text:p text:style-name="P17">I</text:p>
            <text:p text:style-name="P17">E</text:p>
            <text:p text:style-name="P17"/>
            <text:p text:style-name="P17"><text:s/>1</text:p>
          </table:table-cell>
          <table:table-cell table:style-name="Table6.C10" table:number-rows-spanned="4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32">Première action</text:p>
          </table:table-cell>
          <table:table-cell table:style-name="Table6.E7" table:number-columns-spanned="3" office:value-type="string">
            <text:p text:style-name="P11">La première action vers l’objectif, qui marque souvent l’entrée dans le développement de l’histoire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2">Description</text:p>
            <text:p text:style-name="P32">générale</text:p>
          </table:table-cell>
          <table:table-cell table:style-name="Table6.E8" table:number-columns-spanned="3" office:value-type="string">
            <text:p text:style-name="P12">Description générale du contenu de la première partie de développement.</text:p>
            <text:p text:style-name="P12">On peut décrire ici les principaux obstacles <text:span text:style-name="T9">et</text:span> les principales intrigues développées <text:span text:style-name="T5">dans ce quart-temps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2">1/3</text:p>
          </table:table-cell>
          <table:table-cell table:style-name="Table6.E9" table:number-columns-spanned="3" office:value-type="string">
            <text:p text:style-name="P26">Souvent, <text:span text:style-name="T9">au</text:span> tiers du récit se produit quelque chose d’important, en relation avec <text:span text:style-name="T6">ce qui se produira aux deux tiers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32">Clé de voûte</text:p>
          </table:table-cell>
          <table:table-cell table:style-name="Table6.E10" table:number-columns-spanned="3" office:value-type="string">
            <text:p text:style-name="P13">Description de la clé de voûte qui doit offrir une rupture dans le récit et le diriger vers une nouvelle piste, une nouvelle couleur, en général plus conflictuelle.</text:p>
          </table:table-cell>
          <table:covered-table-cell/>
          <table:covered-table-cell/>
        </table:table-row>
        <table:table-row>
          <table:covered-table-cell/>
          <table:table-cell table:style-name="Table6.D5" table:number-rows-spanned="6" office:value-type="string" table:protected="true">
            <text:p text:style-name="P21">P</text:p>
            <text:p text:style-name="P21">A</text:p>
            <text:p text:style-name="P21">R</text:p>
            <text:p text:style-name="P21">T</text:p>
            <text:p text:style-name="P21">I</text:p>
            <text:p text:style-name="P21">E</text:p>
            <text:p text:style-name="P21"/>
            <text:p text:style-name="P21">2</text:p>
          </table:table-cell>
          <table:table-cell table:style-name="Table6.C16" table:number-rows-spanned="6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33">Conséquences</text:p>
          </table:table-cell>
          <table:table-cell table:style-name="Table6.E11" table:number-columns-spanned="3" office:value-type="string">
            <text:p text:style-name="P1">On indique ici les conséquences de la clé de voûte sur l’histoire, les grandes modifications qui vont être apportées à l’histoire par rapport à ce qui s’est passé <text:span text:style-name="T7">jusque-là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4">Description</text:p>
            <text:p text:style-name="P34">générale</text:p>
          </table:table-cell>
          <table:table-cell table:style-name="Table6.E12" table:number-columns-spanned="3" office:value-type="string">
            <text:p text:style-name="P3">Description générale de la second partie du développement. <text:span text:style-name="T7">Cette description peut être “compilée” avec la partie des conséquences ci-dessus si tout n’est qu’une conséquence de la clé de voûte.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4">2/3</text:p>
          </table:table-cell>
          <table:table-cell table:style-name="Table6.E13" table:number-columns-spanned="3" office:value-type="string">
            <text:p text:style-name="P27">La scène ou l’élément de scène en relation avec le premier tiers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34">Crise</text:p>
          </table:table-cell>
          <table:table-cell table:style-name="Table6.E14" table:number-columns-spanned="3" office:value-type="string">
            <text:p text:style-name="P2">On peut décrire ici la crise, si elle a lieu dans la seconde partie de développement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15" table:number-columns-spanned="2" office:value-type="string" table:protected="true">
            <text:p text:style-name="P29">Sortie</text:p>
          </table:table-cell>
          <table:covered-table-cell/>
          <table:table-cell table:style-name="Table6.G15" office:value-type="string">
            <text:p text:style-name="P28">Description de la sortie de crise, si ça n’est pas le pivot 2 lui-même.</text:p>
          </table:table-cell>
        </table:table-row>
        <table:table-row>
          <table:covered-table-cell/>
          <table:covered-table-cell/>
          <table:covered-table-cell/>
          <table:table-cell table:style-name="Table6.D5" office:value-type="string" table:protected="true">
            <text:p text:style-name="P34">Pivot 2</text:p>
          </table:table-cell>
          <table:table-cell table:style-name="Table6.E16" table:number-columns-spanned="3" office:value-type="string">
            <text:p text:style-name="P16">Description de la scène ou du temps qui fait basculer l’histoire vers le dénouement.</text:p>
          </table:table-cell>
          <table:covered-table-cell/>
          <table:covered-table-cell/>
        </table:table-row>
        <table:table-row>
          <table:table-cell table:style-name="Table6.D2" table:number-rows-spanned="7" office:value-type="string" table:protected="true">
            <text:p text:style-name="P20">D</text:p>
            <text:p text:style-name="P20">É</text:p>
            <text:p text:style-name="P20">N</text:p>
            <text:p text:style-name="P20">O</text:p>
            <text:p text:style-name="P20">U</text:p>
            <text:p text:style-name="P20">E</text:p>
            <text:p text:style-name="P20">M</text:p>
            <text:p text:style-name="P20">E</text:p>
            <text:p text:style-name="P20">N</text:p>
            <text:p text:style-name="P20">T</text:p>
          </table:table-cell>
          <table:table-cell table:style-name="Table6.D2" table:number-rows-spanned="7" office:value-type="string" table:protected="true">
            <text:p text:style-name="P18"/>
          </table:table-cell>
          <table:table-cell table:style-name="Table6.C23" table:number-rows-spanned="7" office:value-type="string" table:protected="true">
            <text:p text:style-name="Table_20_Contents"/>
          </table:table-cell>
          <table:table-cell table:style-name="Table6.D2" office:value-type="string" table:protected="true">
            <text:p text:style-name="P35">Conséquences</text:p>
          </table:table-cell>
          <table:table-cell table:style-name="Table6.E17" table:number-columns-spanned="3" office:value-type="string">
            <text:p text:style-name="P5">Les conséquences du pivot 2, tout ce qui fait qu’on peut dire qu’on est entré dans le dénouement et qu’on va se diriger immanquablement vers la fin, vers le climax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5">Description</text:p>
            <text:p text:style-name="P35">générale</text:p>
          </table:table-cell>
          <table:table-cell table:style-name="Table6.E18" table:number-columns-spanned="3" office:value-type="string">
            <text:p text:style-name="P22">Description générale du dénouement, ce qui va le caractériser si cela n’apparait pas dans les conséquences ci-dessus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table:number-rows-spanned="2" office:value-type="string" table:protected="true">
            <text:p text:style-name="P35">Crise</text:p>
          </table:table-cell>
          <table:table-cell table:style-name="Table6.E19" table:number-columns-spanned="3" office:value-type="string">
            <text:p text:style-name="P14">La crise, si elle se déroule dans le dénouement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6.E20" table:number-columns-spanned="2" office:value-type="string" table:protected="true">
            <text:p text:style-name="P37">Sortie</text:p>
          </table:table-cell>
          <table:covered-table-cell/>
          <table:table-cell table:style-name="Table6.G20" office:value-type="string">
            <text:p text:style-name="P30">Description de la sortie de crise, si ça n’est pas le <text:span text:style-name="T8">climax </text:span>lui-même.</text:p>
          </table:table-cell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6">Climax</text:p>
          </table:table-cell>
          <table:table-cell table:style-name="Table6.E21" table:number-columns-spanned="3" office:value-type="string">
            <text:p text:style-name="P15">Le déroulement du climax, <text:span text:style-name="T1">en faisant bien ressortir en quoi c’est l’accomplissement de l’objectif s’il existe ou de la QDF</text:span>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36">RDF</text:p>
          </table:table-cell>
          <table:table-cell table:style-name="Table6.E22" table:number-columns-spanned="3" office:value-type="string">
            <text:p text:style-name="P25">La réponse dramatique qui découle du climax (donnée dans le climax ou juste après).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6.D2" office:value-type="string" table:protected="true">
            <text:p text:style-name="P24">Désinence</text:p>
          </table:table-cell>
          <table:table-cell table:style-name="Table6.E23" table:number-columns-spanned="3" office:value-type="string">
            <text:p text:style-name="P4">La toute fin de l’histoire, peut-être la morale qui sera tirée des évènements qui se sont passés pour les personnages.</text:p>
          </table:table-cell>
          <table:covered-table-cell/>
          <table:covered-table-cell/>
        </table:table-row>
      </table:table>
      <text:p text:style-name="Standard"/>
      <text:p text:style-name="P39">(Exporter en PNG avec largeur 900 et cropp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1:19:48.278966000</meta:creation-date>
    <dc:date>2017-02-06T11:02:37.017179000</dc:date>
    <meta:editing-duration>PT1H51M34S</meta:editing-duration>
    <meta:editing-cycles>92</meta:editing-cycles>
    <meta:generator>LibreOffice/5.1.6.2$MacOSX_X86_64 LibreOffice_project/07ac168c60a517dba0f0d7bc7540f5afa45f0909</meta:generator>
    <dc:creator>Philippe Perret</dc:creator>
    <meta:document-statistic meta:table-count="1" meta:image-count="0" meta:object-count="0" meta:page-count="1" meta:paragraph-count="101" meta:word-count="527" meta:character-count="2992" meta:non-whitespace-character-count="2562"/>
  </office:meta>
</office:document-meta>
</file>